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9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00" fo:font-weight="bold" style:font-weight-asian="bold" style:font-weight-complex="bold"/>
    </style:style>
    <style:style style:name="ce2" style:family="table-cell" style:parent-style-name="Default" style:data-style-name="N42">
      <style:table-cell-properties fo:background-color="#999999" fo:border="0.06pt solid #ff0000" style:vertical-align="top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42">
      <style:table-cell-properties fo:background-color="#b3b3b3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 style:data-style-name="N42">
      <style:table-cell-properties fo:background-color="#b3b3b3" style:vertical-align="top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42"/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none" fo:background-color="transparent" fo:wrap-option="wrap" fo:border-left="none" fo:border-right="none" fo:border-top="0.06pt solid #ff0000"/>
    </style:style>
    <style:style style:name="ce10" style:family="table-cell" style:parent-style-name="Default">
      <style:table-cell-properties fo:border-bottom="none" fo:border-left="none" fo:border-right="none" fo:border-top="0.06pt solid #ff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fo:border="none"/>
      <style:text-properties fo:color="#000000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weekly schedul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rs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style-name="ce13" table:number-columns-repeated="1016"/>
        </table:table-row>
        <table:table-row table:style-name="ro1">
          <table:table-cell table:style-name="ce2" office:value-type="time" office:time-value="PT03H00M00S" calcext:value-type="time">
            <text:p>03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03H15M00S" calcext:value-type="time">
            <text:p>03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3H30M00S" calcext:value-type="time">
            <text:p>03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3H45M00S" calcext:value-type="time">
            <text:p>03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04H00M00S" calcext:value-type="time">
            <text:p>04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4" office:value-type="time" office:time-value="PT04H15M00S" calcext:value-type="time">
            <text:p>04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4" office:value-type="time" office:time-value="PT04H30M00S" calcext:value-type="time">
            <text:p>04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4" office:value-type="time" office:time-value="PT04H45M00S" calcext:value-type="time">
            <text:p>04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05H00M00S" calcext:value-type="time">
            <text:p>05:00 AM</text:p>
          </table:table-cell>
          <table:table-cell table:style-name="ce9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05H15M00S" calcext:value-type="time">
            <text:p>05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5H30M00S" calcext:value-type="time">
            <text:p>05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5H45M00S" calcext:value-type="time">
            <text:p>05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06H00M00S" calcext:value-type="time">
            <text:p>06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06H15M00S" calcext:value-type="time">
            <text:p>06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6H30M00S" calcext:value-type="time">
            <text:p>06:30 AM</text:p>
          </table:table-cell>
          <table:table-cell table:style-name="ce8"/>
          <table:table-cell table:style-name="ce11" table:number-columns-repeated="5"/>
          <table:table-cell table:style-name="ce12"/>
          <table:table-cell table:number-columns-repeated="1016"/>
        </table:table-row>
        <table:table-row table:style-name="ro1">
          <table:table-cell table:style-name="ce3" office:value-type="time" office:time-value="PT06H45M00S" calcext:value-type="time">
            <text:p>06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07H00M00S" calcext:value-type="time">
            <text:p>07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07H15M00S" calcext:value-type="time">
            <text:p>07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7H30M00S" calcext:value-type="time">
            <text:p>07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7H45M00S" calcext:value-type="time">
            <text:p>07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08H00M00S" calcext:value-type="time">
            <text:p>08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08H15M00S" calcext:value-type="time">
            <text:p>08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8H30M00S" calcext:value-type="time">
            <text:p>08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8H45M00S" calcext:value-type="time">
            <text:p>08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09H00M00S" calcext:value-type="time">
            <text:p>09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09H15M00S" calcext:value-type="time">
            <text:p>09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9H30M00S" calcext:value-type="time">
            <text:p>09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09H45M00S" calcext:value-type="time">
            <text:p>09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10H15M00S" calcext:value-type="time">
            <text:p>10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0H30M00S" calcext:value-type="time">
            <text:p>10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0H45M00S" calcext:value-type="time">
            <text:p>10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11H15M00S" calcext:value-type="time">
            <text:p>11:1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1H30M00S" calcext:value-type="time">
            <text:p>11:30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1H45M00S" calcext:value-type="time">
            <text:p>11:45 A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12H15M00S" calcext:value-type="time">
            <text:p>12:15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2H30M00S" calcext:value-type="time">
            <text:p>12:30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2H45M00S" calcext:value-type="time">
            <text:p>12:45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13H00M00S" calcext:value-type="time">
            <text:p>01:00 P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13H15M00S" calcext:value-type="time">
            <text:p>01:15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3H30M00S" calcext:value-type="time">
            <text:p>01:30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3H45M00S" calcext:value-type="time">
            <text:p>01:45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14H00M00S" calcext:value-type="time">
            <text:p>02:00 P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14H15M00S" calcext:value-type="time">
            <text:p>02:15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4H30M00S" calcext:value-type="time">
            <text:p>02:30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3" office:value-type="time" office:time-value="PT14H45M00S" calcext:value-type="time">
            <text:p>02:45 PM</text:p>
          </table:table-cell>
          <table:table-cell table:style-name="ce8"/>
          <table:table-cell table:style-name="ce11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2" office:value-type="time" office:time-value="PT15H00M00S" calcext:value-type="time">
            <text:p>03:00 PM</text:p>
          </table:table-cell>
          <table:table-cell table:style-name="ce7" table:number-columns-repeated="7"/>
          <table:table-cell table:style-name="ce10" table:number-columns-repeated="1016"/>
        </table:table-row>
        <table:table-row table:style-name="ro1">
          <table:table-cell table:style-name="ce3" office:value-type="time" office:time-value="PT15H15M00S" calcext:value-type="time">
            <text:p>03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5H30M00S" calcext:value-type="time">
            <text:p>03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5H45M00S" calcext:value-type="time">
            <text:p>03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6H00M00S" calcext:value-type="time">
            <text:p>04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16H15M00S" calcext:value-type="time">
            <text:p>04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6H30M00S" calcext:value-type="time">
            <text:p>04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6H45M00S" calcext:value-type="time">
            <text:p>04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7H00M00S" calcext:value-type="time">
            <text:p>05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17H15M00S" calcext:value-type="time">
            <text:p>05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7H30M00S" calcext:value-type="time">
            <text:p>05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7H45M00S" calcext:value-type="time">
            <text:p>05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8H00M00S" calcext:value-type="time">
            <text:p>06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18H15M00S" calcext:value-type="time">
            <text:p>06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8H30M00S" calcext:value-type="time">
            <text:p>06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8H45M00S" calcext:value-type="time">
            <text:p>06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9H00M00S" calcext:value-type="time">
            <text:p>07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19H15M00S" calcext:value-type="time">
            <text:p>07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9H30M00S" calcext:value-type="time">
            <text:p>07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19H45M00S" calcext:value-type="time">
            <text:p>07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0H00M00S" calcext:value-type="time">
            <text:p>08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0H15M00S" calcext:value-type="time">
            <text:p>08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0H30M00S" calcext:value-type="time">
            <text:p>08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0H45M00S" calcext:value-type="time">
            <text:p>08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1H00M00S" calcext:value-type="time">
            <text:p>09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1H15M00S" calcext:value-type="time">
            <text:p>09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1H30M00S" calcext:value-type="time">
            <text:p>09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1H45M00S" calcext:value-type="time">
            <text:p>09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2H00M00S" calcext:value-type="time">
            <text:p>10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2H15M00S" calcext:value-type="time">
            <text:p>10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2H30M00S" calcext:value-type="time">
            <text:p>10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2H45M00S" calcext:value-type="time">
            <text:p>10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3H00M00S" calcext:value-type="time">
            <text:p>11:00 P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3H15M00S" calcext:value-type="time">
            <text:p>11:15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3H30M00S" calcext:value-type="time">
            <text:p>11:30 P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3H45M00S" calcext:value-type="time">
            <text:p>11:45 P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4H00M00S" calcext:value-type="time">
            <text:p>12:00 A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4H15M00S" calcext:value-type="time">
            <text:p>12:15 A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4H30M00S" calcext:value-type="time">
            <text:p>12:30 A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4H45M00S" calcext:value-type="time">
            <text:p>12:45 A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5H00M00S" calcext:value-type="time">
            <text:p>01:00 A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5H15M00S" calcext:value-type="time">
            <text:p>01:15 A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5H30M00S" calcext:value-type="time">
            <text:p>01:30 A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5H45M00S" calcext:value-type="time">
            <text:p>01:45 AM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26H00M00S" calcext:value-type="time">
            <text:p>02:00 AM</text:p>
          </table:table-cell>
          <table:table-cell table:style-name="ce10" table:number-columns-repeated="1023"/>
        </table:table-row>
        <table:table-row table:style-name="ro1">
          <table:table-cell table:style-name="ce3" office:value-type="time" office:time-value="PT26H15M00S" calcext:value-type="time">
            <text:p>02:15 A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6H30M00S" calcext:value-type="time">
            <text:p>02:30 AM</text:p>
          </table:table-cell>
          <table:table-cell table:number-columns-repeated="1023"/>
        </table:table-row>
        <table:table-row table:style-name="ro1">
          <table:table-cell table:style-name="ce3" office:value-type="time" office:time-value="PT26H45M00S" calcext:value-type="time">
            <text:p>02:45 AM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4:35:17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3:02:51.994000000</meta:creation-date>
    <meta:generator>LibreOffice/5.2.2.2$Windows_X86_64 LibreOffice_project/8f96e87c890bf8fa77463cd4b640a2312823f3ad</meta:generator>
    <dc:date>2017-03-23T14:35:52.631000000</dc:date>
    <meta:editing-duration>PT31M18S</meta:editing-duration>
    <meta:editing-cycles>9</meta:editing-cycles>
    <meta:document-statistic meta:table-count="1" meta:cell-count="103" meta:object-count="0"/>
  </office:meta>
</office:document-meta>
</file>